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時間</text:p>
          </table:table-cell>
          <table:table-cell office:value-type="string">
            <text:p>項目</text:p>
          </table:table-cell>
          <table:table-cell office:value-type="string">
            <text:p>數量</text:p>
          </table:table-cell>
          <table:table-cell office:value-type="string">
            <text:p>單價</text:p>
          </table:table-cell>
          <table:table-cell office:value-type="string">
            <text:p>總價</text:p>
          </table:table-cell>
          <table:table-cell/>
          <table:table-cell office:value-type="string">
            <text:p>食堂開支</text:p>
          </table:table-cell>
          <table:table-cell office:value-type="string">
            <text:p>金額</text:p>
          </table:table-cell>
          <table:table-cell/>
        </table:table-row>
        <table:table-row table:style-name="ro2">
          <table:table-cell table:style-name="ce1" office:value-type="string">
            <text:p>10月上結餘</text:p>
          </table:table-cell>
          <table:table-cell office:value-type="string">
            <text:p>結餘</text:p>
          </table:table-cell>
          <table:table-cell table:number-columns-repeated="3"/>
          <table:table-cell office:value-type="float" office:value="1883.1">
            <text:p>1883.1</text:p>
          </table:table-cell>
          <table:table-cell table:style-name="ce2" office:value-type="float" office:value="10.22">
            <text:p>10.22</text:p>
          </table:table-cell>
          <table:table-cell table:number-columns-repeated="2"/>
        </table:table-row>
        <table:table-row table:style-name="ro1">
          <table:table-cell table:style-name="ce1" office:value-type="float" office:value="10.24">
            <text:p>10.24</text:p>
          </table:table-cell>
          <table:table-cell office:value-type="string">
            <text:p>匯款</text:p>
          </table:table-cell>
          <table:table-cell table:number-columns-repeated="3"/>
          <table:table-cell office:value-type="float" office:value="10000">
            <text:p>10000</text:p>
          </table:table-cell>
          <table:table-cell table:style-name="ce2" office:value-type="string">
            <text:p>10.23</text:p>
          </table:table-cell>
          <table:table-cell office:value-type="float" office:value="232.6">
            <text:p>232.6</text:p>
          </table:table-cell>
          <table:table-cell/>
        </table:table-row>
        <table:table-row table:style-name="ro1">
          <table:table-cell table:style-name="ce2" office:value-type="float" office:value="10.23">
            <text:p>10.23</text:p>
          </table:table-cell>
          <table:table-cell office:value-type="string">
            <text:p>日用品摩托車補胎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/>
          <table:table-cell table:style-name="ce2" office:value-type="string">
            <text:p>10.24</text:p>
          </table:table-cell>
          <table:table-cell office:value-type="float" office:value="51.8">
            <text:p>51.8</text:p>
          </table:table-cell>
          <table:table-cell/>
        </table:table-row>
        <table:table-row table:style-name="ro1">
          <table:table-cell table:style-name="ce2" office:value-type="string">
            <text:p>10.24</text:p>
          </table:table-cell>
          <table:table-cell office:value-type="string">
            <text:p>日用品生活用品</text:p>
          </table:table-cell>
          <table:table-cell table:number-columns-repeated="2"/>
          <table:table-cell office:value-type="float" office:value="36.5">
            <text:p>36.5</text:p>
          </table:table-cell>
          <table:table-cell/>
          <table:table-cell table:style-name="ce2" office:value-type="string">
            <text:p>10.25</text:p>
          </table:table-cell>
          <table:table-cell office:value-type="float" office:value="295.5">
            <text:p>295.5</text:p>
          </table:table-cell>
          <table:table-cell/>
        </table:table-row>
        <table:table-row table:style-name="ro1">
          <table:table-cell table:style-name="ce2" office:value-type="string">
            <text:p>10.25</text:p>
          </table:table-cell>
          <table:table-cell office:value-type="string">
            <text:p>日用品酸鹼液</text:p>
          </table:table-cell>
          <table:table-cell office:value-type="float" office:value="6">
            <text:p>6</text:p>
          </table:table-cell>
          <table:table-cell/>
          <table:table-cell office:value-type="float" office:value="940">
            <text:p>940</text:p>
          </table:table-cell>
          <table:table-cell/>
          <table:table-cell table:style-name="ce2" office:value-type="string">
            <text:p>10.2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table:style-name="ce2" office:value-type="string">
            <text:p>10.25</text:p>
          </table:table-cell>
          <table:table-cell office:value-type="string">
            <text:p>車費拉酸鹼液車費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2" office:value-type="string">
            <text:p>10.27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string">
            <text:p>10.25</text:p>
          </table:table-cell>
          <table:table-cell office:value-type="string">
            <text:p>勞務費-修灌裝機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2" office:value-type="string">
            <text:p>10.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10.26</text:p>
          </table:table-cell>
          <table:table-cell office:value-type="string">
            <text:p>飼料黃豆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/>
          <table:table-cell table:style-name="ce2" office:value-type="string">
            <text:p>10.2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table:style-name="ce2" office:value-type="string">
            <text:p>10.26</text:p>
          </table:table-cell>
          <table:table-cell office:value-type="string">
            <text:p>勞務費玉米桿過磅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/>
          <table:table-cell table:style-name="ce2" office:value-type="string">
            <text:p>10.30</text:p>
          </table:table-cell>
          <table:table-cell office:value-type="float" office:value="64.5">
            <text:p>64.5</text:p>
          </table:table-cell>
          <table:table-cell/>
        </table:table-row>
        <table:table-row table:style-name="ro1">
          <table:table-cell table:style-name="ce2" office:value-type="string">
            <text:p>10.26</text:p>
          </table:table-cell>
          <table:table-cell office:value-type="string">
            <text:p>日用品布袋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table:style-name="ce2" office:value-type="string">
            <text:p>10.3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table:style-name="ce2" office:value-type="string">
            <text:p>10.26</text:p>
          </table:table-cell>
          <table:table-cell office:value-type="string">
            <text:p>固定物資耕田機</text:p>
          </table:table-cell>
          <table:table-cell office:value-type="float" office:value="1">
            <text:p>1</text:p>
          </table:table-cell>
          <table:table-cell table:number-columns-repeated="2" office:value-type="float" office:value="4000">
            <text:p>4000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10.27</text:p>
          </table:table-cell>
          <table:table-cell office:value-type="string">
            <text:p>車費耕田機運輸車費</text:p>
          </table:table-cell>
          <table:table-cell office:value-type="float" office:value="1">
            <text:p>1</text:p>
          </table:table-cell>
          <table:table-cell table:number-columns-repeated="2" office:value-type="float" office:value="600">
            <text:p>60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10.27</text:p>
          </table:table-cell>
          <table:table-cell office:value-type="string">
            <text:p>車費檢測車費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10.27</text:p>
          </table:table-cell>
          <table:table-cell office:value-type="string">
            <text:p>藥品中藥</text:p>
          </table:table-cell>
          <table:table-cell office:value-type="float" office:value="1">
            <text:p>1</text:p>
          </table:table-cell>
          <table:table-cell/>
          <table:table-cell office:value-type="float" office:value="53.5">
            <text:p>53.5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10.27</text:p>
          </table:table-cell>
          <table:table-cell office:value-type="string">
            <text:p>日用品頭燈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10.27</text:p>
          </table:table-cell>
          <table:table-cell office:value-type="string">
            <text:p>飼料黃豆</text:p>
          </table:table-cell>
          <table:table-cell office:value-type="float" office:value="33.3">
            <text:p>33.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10.28</text:p>
          </table:table-cell>
          <table:table-cell office:value-type="string">
            <text:p>日用品布袋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10.28</text:p>
          </table:table-cell>
          <table:table-cell office:value-type="string">
            <text:p>飼料精料</text:p>
          </table:table-cell>
          <table:table-cell office:value-type="float" office:value="1">
            <text:p>1</text:p>
          </table:table-cell>
          <table:table-cell/>
          <table:table-cell office:value-type="float" office:value="931">
            <text:p>93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28</text:p>
          </table:table-cell>
          <table:table-cell office:value-type="string">
            <text:p>飼料小蘇打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0</text:p>
          </table:table-cell>
          <table:table-cell office:value-type="string">
            <text:p>日用品汽油</text:p>
          </table:table-cell>
          <table:table-cell office:value-type="float" office:value="8.9">
            <text:p>8.9</text:p>
          </table:table-cell>
          <table:table-cell office:value-type="float" office:value="6.74">
            <text:p>6.7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table:style-name="ce2" office:value-type="string">
            <text:p>10.30</text:p>
          </table:table-cell>
          <table:table-cell office:value-type="string">
            <text:p>日用品油桶（10L）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0</text:p>
          </table:table-cell>
          <table:table-cell office:value-type="string">
            <text:p>日用品機油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0</text:p>
          </table:table-cell>
          <table:table-cell office:value-type="string">
            <text:p>固定物資飯桌凳子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1</text:p>
          </table:table-cell>
          <table:table-cell office:value-type="string">
            <text:p>藥品魚腥草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1</text:p>
          </table:table-cell>
          <table:table-cell office:value-type="string">
            <text:p>藥品金益維驅蟲葯</text:p>
          </table:table-cell>
          <table:table-cell table:number-columns-repeated="2"/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1</text:p>
          </table:table-cell>
          <table:table-cell office:value-type="string">
            <text:p>日用品口罩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1</text:p>
          </table:table-cell>
          <table:table-cell office:value-type="string">
            <text:p>日用品碗筷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10.31</text:p>
          </table:table-cell>
          <table:table-cell office:value-type="string">
            <text:p>車費送奶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formula="of:=SUM([.E4:.E29])" office:value-type="float" office:value="8414">
            <text:p>8414</text:p>
          </table:table-cell>
          <table:table-cell table:formula="of:=SUM([.F2:.F29])" office:value-type="float" office:value="11883.1">
            <text:p>11883.1</text:p>
          </table:table-cell>
          <table:table-cell/>
          <table:table-cell table:formula="of:=SUM([.H3:.H29])" office:value-type="float" office:value="944.4">
            <text:p>944.4</text:p>
          </table:table-cell>
          <table:table-cell table:formula="of:=[.F30]-[.E30]-[.H30]" office:value-type="float" office:value="2524.7">
            <text:p>2524.7</text:p>
          </table:table-cell>
        </table:table-row>
        <table:table-row table:style-name="ro1" table:number-rows-repeated="35">
          <table:table-cell table:style-name="ce2"/>
          <table:table-cell table:number-columns-repeated="8"/>
        </table:table-row>
        <table:table-row table:style-name="ro1" table:number-rows-repeated="12">
          <table:table-cell table:style-name="ce3"/>
          <table:table-cell table:number-columns-repeated="8"/>
        </table:table-row>
        <table:table-row table:style-name="ro1" table:number-rows-repeated="174">
          <table:table-cell table:number-columns-repeated="9"/>
        </table:table-row>
        <table:table-row table:style-name="ro1">
          <table:table-cell office:value-type="string">
            <text:p><text:s/></text:p>
          </table:table-cell>
          <table:table-cell table:number-columns-repeated="8"/>
        </table:table-row>
        <table:table-row table:style-name="ro1" table:number-rows-repeated="10483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00/00/00</text:date>, <text:time style:data-style-name="N2" text:time-value="0000-00-00T22:02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04T18:29:45</meta:creation-date>
    <dc:date>2014-11-04T23:19:53</dc:date>
    <dc:creator>root </dc:creator>
    <meta:editing-duration>PT1H34M31S</meta:editing-duration>
    <meta:editing-cycles>4</meta:editing-cycles>
    <meta:generator>LibreOffice/4.0.4.2$Linux_x86 LibreOffice_project/400m0$Build-2</meta:generator>
    <meta:document-statistic meta:table-count="1" meta:cell-count="151" meta:object-count="0"/>
  </office:meta>
</office:document-meta>
</file>